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229cm" svg:height="12.278cm" svg:x="1.6cm" svg:y="7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8T18:10:39.347896029</dc:date>
    <meta:editing-duration>PT4M23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00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cm" svg:height="12.279cm" xlink:href="." xlink:type="simple" chart:class="chart:line" chart:style-name="ch1">
        <chart:title svg:x="9.227cm" svg:y="0.381cm" chart:style-name="ch2">
          <text:p>whisky wash reflux feb24/16</text:p>
        </chart:title>
        <chart:legend svg:x="19.006cm" svg:y="10.684cm" style:legend-expansion="custom" chartooo:width="2.536cm" chartooo:height="1.594cm" style:legend-expansion-aspect-ratio="1.5909661229611" chart:style-name="ch3"/>
        <chart:plot-area chart:style-name="ch4" chart:data-source-has-labels="both" svg:x="0.675cm" svg:y="2.212cm" svg:width="22.699cm" svg:height="8.689cm">
          <chartooo:coordinate-region svg:x="1.482cm" svg:y="2.411cm" svg:width="21.892cm" svg:height="7.843cm"/>
          <chart:axis chart:dimension="x" chart:name="primary-x" chart:style-name="ch5" chartooo:axis-type="auto">
            <chartooo:date-scale/>
            <chart:title svg:x="11.662cm" svg:y="11.146cm" chart:style-name="ch6">
              <text:p>time</text:p>
            </chart:title>
            <chart:categories table:cell-range-address="local-table.$A$2:.$A$40"/>
          </chart:axis>
          <chart:axis chart:dimension="y" chart:name="primary-y" chart:style-name="ch7">
            <chart:title svg:x="0cm" svg:y="7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0" chart:label-cell-address="local-table.$B$1" chart:class="chart:line">
            <chart:data-point chart:repeated="39"/>
          </chart:series>
          <chart:series chart:style-name="ch11" chart:values-cell-range-address="local-table.$C$2:.$C$40" chart:label-cell-address="local-table.$C$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hr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6.5">
                <text:p>86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